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6C80000031FD4769767.svm" manifest:media-type=""/>
  <manifest:file-entry manifest:full-path="Pictures/200000010000027F000000FA20A5BD90.svm" manifest:media-type=""/>
  <manifest:file-entry manifest:full-path="Pictures/200000010000067C000002E48126E9F9.svm" manifest:media-type=""/>
  <manifest:file-entry manifest:full-path="Pictures/200000010000014200000129F2269856.svm" manifest:media-type=""/>
  <manifest:file-entry manifest:full-path="Pictures/10000000000000200000002000309F1C.png" manifest:media-type="image/png"/>
  <manifest:file-entry manifest:full-path="Pictures/20000001000003FF000000FE0A5D0AC3.svm" manifest:media-type=""/>
  <manifest:file-entry manifest:full-path="Pictures/2000000100000D44000002E4BF762C11.svm" manifest:media-type=""/>
  <manifest:file-entry manifest:full-path="Pictures/2000000100000250000000D8755B6AAD.svm" manifest:media-type=""/>
  <manifest:file-entry manifest:full-path="Pictures/2000000200000240000001B05CAA1F55.eps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v_{C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\SI{12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marker-end="Arrow" draw:marker-end-width="0.102cm" draw:textarea-horizontal-align="center" draw:textarea-vertical-align="middle"/>
    </style:style>
    <style:style style:name="gr6" style:family="graphic" style:parent-style-name="standard">
      <style:graphic-properties TexMathsArgs="12§display§\frac{-1}{1000+416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\frac{-1}{1000 \mathbin{\|} 1000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9" style:family="graphic" style:parent-style-name="standard">
      <style:graphic-properties TexMathsArgs="12§display§\SI{1.2}{\milli \amper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\frac{12}{1000+416}=\SI{8.47}{\milli \amper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xml:id="id2" draw:id="id2" draw:layer="layout" svg:width="4.063cm" svg:height="3.047cm" svg:x="4.488cm" svg:y="0.593cm">
          <draw:image xlink:href="Pictures/2000000200000240000001B05CAA1F55.eps" xlink:type="simple" xlink:show="embed" xlink:actuate="onLoad">
            <text:p/>
          </draw:image>
          <draw:glue-point draw:id="4" svg:x="-3.709cm" svg:y="-2.986cm"/>
          <draw:glue-point draw:id="5" svg:x="2.953cm" svg:y="3.961cm"/>
          <draw:glue-point draw:id="6" svg:x="-2.407cm" svg:y="-1.608cm"/>
          <draw:glue-point draw:id="7" svg:x="0.942cm" svg:y="-0.229cm"/>
        </draw:frame>
        <draw:frame draw:style-name="gr2" draw:text-style-name="P1" draw:layer="layout" svg:width="0.385cm" svg:height="0.355cm" svg:x="4.823cm" svg:y="0.476cm">
          <draw:image xlink:href="Pictures/200000010000014200000129F2269856.svm" xlink:type="simple" xlink:show="embed" xlink:actuate="onLoad">
            <text:p/>
          </draw:image>
        </draw:frame>
        <draw:frame draw:style-name="gr3" draw:text-style-name="P1" draw:layer="layout" svg:width="0.709cm" svg:height="0.258cm" svg:x="8.217cm" svg:y="3.171cm">
          <draw:image xlink:href="Pictures/2000000100000250000000D8755B6AAD.svm" xlink:type="simple" xlink:show="embed" xlink:actuate="onLoad">
            <text:p/>
          </draw:image>
        </draw:frame>
        <draw:frame draw:style-name="gr4" draw:text-style-name="P1" xml:id="id1" draw:id="id1" draw:layer="layout" svg:width="0.766cm" svg:height="0.299cm" svg:x="8.157cm" svg:y="3.485cm">
          <draw:image xlink:href="Pictures/200000010000027F000000FA20A5BD90.svm" xlink:type="simple" xlink:show="embed" xlink:actuate="onLoad">
            <text:p/>
          </draw:image>
        </draw:frame>
        <draw:connector draw:style-name="gr5" draw:text-style-name="P1" draw:layer="layout" draw:type="curve" draw:line-skew="3.944cm -0.77cm" svg:x1="8.157cm" svg:y1="3.634cm" svg:x2="7.718cm" svg:y2="3.322cm" draw:start-shape="id1" draw:start-glue-point="3" draw:end-shape="id2" draw:end-glue-point="5" svg:d="m8157 3634c-337 0-281-60-306-66s-133 42-133-246">
          <text:p/>
        </draw:connector>
        <draw:frame draw:style-name="gr6" draw:text-style-name="P1" xml:id="id3" draw:id="id3" draw:layer="layout" svg:width="1.991cm" svg:height="0.887cm" svg:x="7.857cm" svg:y="0.405cm">
          <draw:image xlink:href="Pictures/200000010000067C000002E48126E9F9.svm" xlink:type="simple" xlink:show="embed" xlink:actuate="onLoad">
            <text:p/>
          </draw:image>
          <draw:glue-point draw:id="4" svg:x="-3.927cm" svg:y="-2.108cm"/>
        </draw:frame>
        <draw:frame draw:style-name="gr7" draw:text-style-name="P1" xml:id="id4" draw:id="id4" draw:layer="layout" svg:width="2.082cm" svg:height="0.958cm" svg:x="8.854cm" svg:y="1.604cm">
          <draw:image xlink:href="Pictures/20000001000006C80000031FD4769767.svm" xlink:type="simple" xlink:show="embed" xlink:actuate="onLoad">
            <text:p/>
          </draw:image>
          <draw:glue-point draw:id="4" svg:x="-4.591cm" svg:y="-1.628cm"/>
        </draw:frame>
        <draw:connector draw:style-name="gr5" draw:text-style-name="P1" draw:layer="layout" draw:type="curve" draw:line-skew="2.589cm 1.571cm" svg:x1="8.071cm" svg:y1="0.662cm" svg:x2="5.542cm" svg:y2="1.627cm" draw:start-shape="id3" draw:start-glue-point="4" draw:end-shape="id2" draw:end-glue-point="6" svg:d="m8071 662c-2241 0-1867 407-1939 592s-590 147-590 373">
          <text:p/>
        </draw:connector>
        <draw:connector draw:style-name="gr5" draw:text-style-name="P1" draw:layer="layout" draw:type="curve" draw:line-skew="3.917cm 1.754cm" svg:x1="8.94cm" svg:y1="1.928cm" svg:x2="6.901cm" svg:y2="2.047cm" draw:start-shape="id4" draw:start-glue-point="4" draw:end-shape="id2" draw:end-glue-point="7" svg:d="m8940 1928c-1552 0-1293-41-1415-85s-624-96-624 204">
          <text:p/>
        </draw:connector>
        <draw:line draw:style-name="gr8" draw:text-style-name="P1" draw:layer="layout" svg:x1="7.339cm" svg:y1="3.027cm" svg:x2="5.004cm" svg:y2="3.027cm">
          <text:p/>
        </draw:line>
        <draw:frame draw:style-name="gr9" draw:text-style-name="P1" draw:layer="layout" svg:width="1.226cm" svg:height="0.304cm" svg:x="3.64cm" svg:y="2.845cm">
          <draw:image xlink:href="Pictures/20000001000003FF000000FE0A5D0AC3.svm" xlink:type="simple" xlink:show="embed" xlink:actuate="onLoad">
            <text:p/>
          </draw:image>
        </draw:frame>
        <draw:frame draw:style-name="gr10" draw:text-style-name="P1" xml:id="id5" draw:id="id5" draw:layer="layout" svg:width="4.074cm" svg:height="0.887cm" svg:x="0.281cm" svg:y="0.997cm">
          <draw:image xlink:href="Pictures/2000000100000D44000002E4BF762C11.svm" xlink:type="simple" xlink:show="embed" xlink:actuate="onLoad">
            <text:p/>
          </draw:image>
        </draw:frame>
        <draw:connector draw:style-name="gr5" draw:text-style-name="P1" draw:layer="layout" draw:type="curve" draw:line-skew="0.145cm" svg:x1="4.355cm" svg:y1="1.44cm" svg:x2="5.013cm" svg:y2="1.207cm" draw:start-shape="id5" draw:start-glue-point="1" draw:end-shape="id2" draw:end-glue-point="4" svg:d="m4355 1440c318 0-11-233 658-23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06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7-16T18:42:28</meta:creation-date>
    <meta:editing-duration>PT8M45S</meta:editing-duration>
    <meta:editing-cycles>3</meta:editing-cycles>
    <meta:generator>LibreOffice/3.3$Linux LibreOffice_project/330m19$Build-401</meta:generator>
    <dc:title>kkkFigures</dc:title>
    <meta:initial-creator>kkk </meta:initial-creator>
    <dc:date>2014-07-16T18:51:12</dc:date>
    <dc:creator>kkk </dc:creator>
    <meta:document-statistic meta:object-count="13"/>
    <meta:template xlink:type="simple" xlink:actuate="onRequest" xlink:title="kkkFigures" xlink:href="../../../../../.libreoffice/3/user/template/kkkFigures.otg" meta:date="2014-07-16T18:42:28"/>
  </office:meta>
</office:document-meta>
</file>